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Calibri" style:font-size-asian="12pt" style:font-name-complex="Calibri" style:font-size-complex="12pt"/>
    </style:style>
    <style:style style:name="P2" style:family="paragraph" style:parent-style-name="Standard">
      <style:text-properties style:font-name="Times New Roman" fo:font-size="12pt" style:font-name-asian="Calibri" style:font-size-asian="12pt" style:font-name-complex="Calibri" style:font-size-complex="12pt"/>
    </style:style>
    <style:style style:name="P3" style:family="paragraph" style:parent-style-name="Standard">
      <style:text-properties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name-asian="Calibri" style:font-size-asian="12pt" style:font-name-complex="Calibri" style:font-size-complex="12pt"/>
    </style:style>
    <style:style style:name="T3" style:family="text">
      <style:text-properties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ecyfikacja wymagań</text:p>
      <text:p text:style-name="P4"/>
      <text:p text:style-name="P4"/>
      <text:p text:style-name="P4">Słownik danych:</text:p>
      <text:p text:style-name="P4"/>
      <text:p text:style-name="Standard"><text:tab/><text:span text:style-name="T4">Ikona</text:span> – mały obrazek przedstawiający daną rzecz.</text:p>
      <text:p text:style-name="Standard"><text:tab/></text:p>
      <text:p text:style-name="Standard"><text:tab/><text:span text:style-name="T4">Tamagotchi, Kwadratex</text:span> – określenie postaci gracza.</text:p>
      <text:p text:style-name="Standard"/>
      <text:p text:style-name="Standard"><text:tab/><text:span text:style-name="T4">Stroje, jedzenie, leki, zabawki </text:span>– ikony rzeczy spełniające konkretne funkcje w grze.</text:p>
      <text:p text:style-name="Standard"/>
      <text:p text:style-name="Standard"><text:tab/><text:span text:style-name="T4">Mini-gry</text:span> – plansze na których gracz musi wykonywać zadane czynności, określone w <text:tab/>instrukcji podczas startu.</text:p>
      <text:p text:style-name="Standard"/>
      <text:p text:style-name="Standard"><text:tab/><text:span text:style-name="T4"> </text:span><text:span text:style-name="T3">Kwadra-punkty</text:span><text:span text:style-name="T2"> – waluta w grze.</text:span></text:p>
      <text:p text:style-name="Standard"/>
      <text:p text:style-name="Standard"/>
      <text:p text:style-name="Standard"/>
      <text:p text:style-name="P4">Wymagania funkcjonalne:</text:p>
      <text:p text:style-name="P4"/>
      <text:p text:style-name="Standard"/>
      <text:p text:style-name="Standard"><text:tab/><text:span text:style-name="T4">Karmienie </text:span>– funkcja umożliwiająca nakarmienie Tamagotchi poprzez przesunięcie obrazku <text:tab/>posiłku na Kwadratexa. Możliwy jest wybór różnych potraw podzielonych na kategorie.</text:p>
      <text:p text:style-name="Standard"/>
      <text:p text:style-name="Standard"><text:tab/><text:span text:style-name="T4">Robienie zakupów</text:span> – po przeniesieniu się do zakładki „Sklep”, można nabyć stroje, <text:tab/>jedzenie, leki i zabawki za które zapłacimy walutą występującą w grze. </text:p>
      <text:p text:style-name="Standard"/>
      <text:p text:style-name="Standard"><text:tab/><text:span text:style-name="T4">Sprzątanie </text:span>– opcja służy do posprzątania środowiska Tamagotchi poprzez pojedyncze <text:tab/>kliknięcie na ubrudzoną część.</text:p>
      <text:p text:style-name="Standard"/>
      <text:p text:style-name="Standard"><text:tab/><text:span text:style-name="T4">Gry i zabawy</text:span> – jest to zbiór mini-gier, gdzie głównym bohaterem jest Kwadratex gracza.<text:span text:style-name="T1"> <text:tab/></text:span><text:span text:style-name="T2">Za zebrane podczas zabawy Kwadra-punkty, można robić zakupy w sklepie.</text:span></text:p>
      <text:p text:style-name="P1"/>
      <text:p text:style-name="P1"><text:tab/><text:span text:style-name="T4">Leczenie</text:span> – gdy Kwadratex gracza zachoruje lub odniesie inne rany, nad jego głową <text:tab/>wyświetlana zostanie ikona czaszki. Może zostać wyleczony dzięki apteczką. Leczenie <text:tab/>odbywa się poprzez przeciągnięcie apteczki na Kwadratexa. Lekarstwa kupimy w sklepie.</text:p>
      <text:p text:style-name="P1"/>
      <text:p text:style-name="P1"><text:tab/><text:span text:style-name="T4">Połączenie z innym użytkowiniek</text:span> – opcja umożliwiająca połączenie się z innym <text:tab/>Kwadratexem <text:tab/>przez internet. </text:p>
      <text:p text:style-name="P1"/>
      <text:p text:style-name="P1"><text:tab/><text:span text:style-name="T4">Sen</text:span> – funkcja umożliwia graczowi wyłączenie ikony światła, dzięki czemu postać może się <text:tab/>wyspać.</text:p>
      <text:p text:style-name="P1"/>
      <text:p text:style-name="P1"><text:tab/><text:span text:style-name="T4">Skrzynka mailowa</text:span> – umożliwia wysyłanie i odbieranie wiadomości oraz przedmiotów <text:tab/>wysłanych przez innego posiadacza Kwadratexa.</text:p>
      <text:p text:style-name="P1"/>
      <text:p text:style-name="P1"><text:tab/><text:span text:style-name="T4">Lista przyjaciół</text:span> – umożliwia dodawanie do znajomych innych użytkowników Kwadratexa. <text:tab/>Przedstawia również listę już dodanych osób.</text:p>
      <text:p text:style-name="P1"><text:tab/></text:p>
      <text:p text:style-name="P1"><text:tab/><text:span text:style-name="T4">Kuferek </text:span>– zawiera listę wszystkich wykupionych rzeczy przez gracza.</text:p>
      <text:p text:style-name="P1"/>
      <text:p text:style-name="P1"><text:tab/><text:span text:style-name="T4">Branie kąpieli</text:span> – opcja umożliwiająca wykąpanie Kwadratexa poprzez zostawienie go w <text:soft-page-break/><text:tab/>pomieszczeniu z prysznicem</text:p>
      <text:p text:style-name="P1"/>
      <text:p text:style-name="P1"/>
      <text:p text:style-name="P1"/>
      <text:p text:style-name="P3">Wymagania poza-funkcjonalne:</text:p>
      <text:p text:style-name="P3"/>
      <text:p text:style-name="P1"><text:tab/><text:span text:style-name="T4">Automatyczne logowanie </text:span>– umożliwia automatyczne logowanie na konto gracza.</text:p>
      <text:p text:style-name="P1"/>
      <text:p text:style-name="P1"><text:tab/><text:span text:style-name="T4">Automatyczne wykrywanie dostępu do sieci </text:span>– aplikacja samodzielnie łączy z siecią gdy <text:tab/>jest dostępna.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8T18:08:15.10</meta:creation-date>
    <dc:date>2015-03-09T20:11:22.75</dc:date>
    <meta:editing-duration>PT7M4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25" meta:word-count="273" meta:character-count="2083"/>
  </office:meta>
</office:document-meta>
</file>